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58in" fo:margin-left="0in" table:align="left"/>
    </style:style>
    <style:style style:name="Table1.A" style:family="table-column">
      <style:table-column-properties style:column-width="1.8639in"/>
    </style:style>
    <style:style style:name="Table1.B" style:family="table-column">
      <style:table-column-properties style:column-width="1.8951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2.13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1285in"/>
    </style:style>
    <style:style style:name="Table2.B" style:family="table-column">
      <style:table-column-properties style:column-width="1.6965in"/>
    </style:style>
    <style:style style:name="Table2.C" style:family="table-column">
      <style:table-column-properties style:column-width="0.7493in"/>
    </style:style>
    <style:style style:name="Table2.D" style:family="table-column">
      <style:table-column-properties style:column-width="2.118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justify" style:justify-single-word="false"/>
      <style:text-properties officeooo:paragraph-rsid="0014ca13"/>
    </style:style>
    <style:style style:name="P2" style:family="paragraph" style:parent-style-name="Heading_20_3">
      <style:paragraph-properties fo:text-align="center" style:justify-single-word="false" fo:break-before="page"/>
    </style:style>
    <style:style style:name="P3" style:family="paragraph" style:parent-style-name="Heading_20_3">
      <style:paragraph-properties fo:text-align="center" style:justify-single-word="false"/>
      <style:text-properties officeooo:paragraph-rsid="0014ca1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14ca13"/>
    </style:style>
    <style:style style:name="P12" style:family="paragraph" style:parent-style-name="Text_20_body">
      <style:paragraph-properties fo:text-align="justify" style:justify-single-word="false"/>
      <style:text-properties officeooo:paragraph-rsid="0014ca13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T1" style:family="text">
      <style:text-properties officeooo:rsid="0014ca13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Проверка соответствия ключевого сценария и списка страниц – </text:span><text:span text:style-name="Strong_20_Emphasis"><text:span text:style-name="T1">V2.0</text:span></text:span></text:h>
      <text:p text:style-name="P11"><text:span text:style-name="Strong_20_Emphasis"/></text:p>
      <text:h text:style-name="P1" text:outline-level="3"><text:span text:style-name="Strong_20_Emphasis">Проверка соответствия сценария и страниц</text:span></text:h>
      <text:p text:style-name="Text_20_body"><text:span text:style-name="Strong_20_Emphasis">Цель:</text:span> Убедиться, что все этапы ключевого сценария и User Flow полностью покрыты страницами приложения.</text:p>
      <text:p text:style-name="Horizontal_20_Line"/>
      <text:h text:style-name="Heading_20_4" text:outline-level="4"><text:span text:style-name="Strong_20_Emphasis">1. Сопоставление этапов сценария со страницами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Этап сценария</text:span></text:p>
            </table:table-cell>
            <table:table-cell table:style-name="Table2.A1" office:value-type="string">
              <text:p text:style-name="Table_20_Heading"><text:span text:style-name="Strong_20_Emphasis">Соответствующая страница</text:span></text:p>
            </table:table-cell>
            <table:table-cell table:style-name="Table2.A1" office:value-type="string">
              <text:p text:style-name="Table_20_Heading"><text:span text:style-name="Strong_20_Emphasis">Учтено?</text:span></text:p>
            </table:table-cell>
            <table:table-cell table:style-name="Table2.A1" office:value-type="string">
              <text:p text:style-name="Table_20_Heading"><text:span text:style-name="Strong_20_Emphasis">Комментарии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1. Персонализированный вход</text:span></text:p>
          </table:table-cell>
          <table:table-cell table:style-name="Table2.A1" office:value-type="string">
            <text:p text:style-name="Table_20_Contents">Главная / Onboarding</text:p>
          </table:table-cell>
          <table:table-cell table:style-name="Table2.A1" office:value-type="string">
            <text:p text:style-name="Table_20_Contents">Да</text:p>
          </table:table-cell>
          <table:table-cell table:style-name="Table2.A1" office:value-type="string">
            <text:p text:style-name="Table_20_Contents">Выбор режима (новичок/продвинутый), голосовой ассистент, кнопки действий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. Выбор импланта через AR + нейроинтерфейс</text:span></text:p>
          </table:table-cell>
          <table:table-cell table:style-name="Table2.A1" office:value-type="string">
            <text:p text:style-name="Table_20_Contents">Каталог имплантов → Карточка импланта</text:p>
          </table:table-cell>
          <table:table-cell table:style-name="Table2.A1" office:value-type="string">
            <text:p text:style-name="Table_20_Contents">Частично</text:p>
          </table:table-cell>
          <table:table-cell table:style-name="Table2.A1" office:value-type="string">
            <text:p text:style-name="Table_20_Contents">AR-примерка есть, но нет явного блока для <text:span text:style-name="Strong_20_Emphasis">нейронастройки</text:span> (калибровка силой мысли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3. Криптооплата и блокчейн-гарантия</text:span></text:p>
          </table:table-cell>
          <table:table-cell table:style-name="Table2.A1" office:value-type="string">
            <text:p text:style-name="Table_20_Contents">Корзина</text:p>
          </table:table-cell>
          <table:table-cell table:style-name="Table2.A1" office:value-type="string">
            <text:p text:style-name="Table_20_Contents">Да</text:p>
          </table:table-cell>
          <table:table-cell table:style-name="Table2.A1" office:value-type="string">
            <text:p text:style-name="Table_20_Contents">Оплата криптовалютой, блокчейн-договор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4. Подготовка к операции: VR-симуляция + EHR</text:span></text:p>
          </table:table-cell>
          <table:table-cell table:style-name="Table2.A1" office:value-type="string">
            <text:p text:style-name="Table_20_Contents">Отсутствует</text:p>
          </table:table-cell>
          <table:table-cell table:style-name="Table2.A1" office:value-type="string">
            <text:p text:style-name="Table_20_Contents">Нет</text:p>
          </table:table-cell>
          <table:table-cell table:style-name="Table2.A1" office:value-type="string">
            <text:p text:style-name="Table_20_Contents">Нет отдельной страницы для <text:span text:style-name="Strong_20_Emphasis">VR-симулятора операции</text:span> и интеграции с EHR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5. Пост-установка: управление имплантом</text:span></text:p>
          </table:table-cell>
          <table:table-cell table:style-name="Table2.A1" office:value-type="string">
            <text:p text:style-name="Table_20_Contents">Отсутствует</text:p>
          </table:table-cell>
          <table:table-cell table:style-name="Table2.A1" office:value-type="string">
            <text:p text:style-name="Table_20_Contents">Нет</text:p>
          </table:table-cell>
          <table:table-cell table:style-name="Table2.A1" office:value-type="string">
            <text:p text:style-name="Table_20_Contents">Нет дашборда «Моя кибержизнь» для мониторинга имплантов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6. Перенос сознания: тест-драйв носителя</text:span></text:p>
          </table:table-cell>
          <table:table-cell table:style-name="Table2.A1" office:value-type="string">
            <text:p text:style-name="Table_20_Contents">Каталог тел → Карточка тела</text:p>
          </table:table-cell>
          <table:table-cell table:style-name="Table2.A1" office:value-type="string">
            <text:p text:style-name="Table_20_Contents">Частично</text:p>
          </table:table-cell>
          <table:table-cell table:style-name="Table2.A1" office:value-type="string">
            <text:p text:style-name="Table_20_Contents">Виртуальная примерка тела есть, но нет раздела для <text:span text:style-name="Strong_20_Emphasis">симуляции сознания</text:span> в VR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7. Сообщество и синхронизация</text:span></text:p>
          </table:table-cell>
          <table:table-cell table:style-name="Table2.A1" office:value-type="string">
            <text:p text:style-name="Table_20_Contents">Отсутствует</text:p>
          </table:table-cell>
          <table:table-cell table:style-name="Table2.A1" office:value-type="string">
            <text:p text:style-name="Table_20_Contents">Нет</text:p>
          </table:table-cell>
          <table:table-cell table:style-name="Table2.A1" office:value-type="string">
            <text:p text:style-name="Table_20_Contents">Нет страницы <text:span text:style-name="Strong_20_Emphasis">«Сообщество»</text:span> для обмена опытом и голосований.</text:p>
          </table:table-cell>
        </table:table-row>
      </table:table>
      <text:p text:style-name="Horizontal_20_Line"/>
      <text:h text:style-name="Heading_20_4" text:outline-level="4"><text:span text:style-name="Strong_20_Emphasis">2. Пробелы и рекомендации</text:span></text:h>
      <text:list text:style-name="L5">
        <text:list-item>
          <text:p text:style-name="P13"><text:span text:style-name="Strong_20_Emphasis">Отсутствующие страницы:</text:span></text:p>
          <text:list>
            <text:list-item>
              <text:p text:style-name="P13"><text:span text:style-name="Strong_20_Emphasis">VR-симулятор операции:</text:span></text:p>
              <text:list>
                <text:list-item>
                  <text:p text:style-name="P13">Страница для подготовки к операции с мини-игрой и обучением.</text:p>
                </text:list-item>
                <text:list-item>
                  <text:p text:style-name="P13">Интеграция с EHR (загрузка медкарты, совместимость).</text:p>
                </text:list-item>
              </text:list>
            </text:list-item>
            <text:list-item>
              <text:p text:style-name="P13"><text:span text:style-name="Strong_20_Emphasis">Дашборд управления имплантом:</text:span></text:p>
              <text:list>
                <text:list-item>
                  <text:p text:style-name="P13">Мониторинг здоровья, настройка функций, экстренная помощь.</text:p>
                </text:list-item>
              </text:list>
            </text:list-item>
            <text:list-item>
              <text:p text:style-name="P13"><text:span text:style-name="Strong_20_Emphasis">Сообщество:</text:span></text:p>
              <text:list>
                <text:list-item>
                  <text:p text:style-name="P13"><text:soft-page-break/>Форум, NFT-галерея, голосования за новые функции.</text:p>
                </text:list-item>
              </text:list>
            </text:list-item>
            <text:list-item>
              <text:p text:style-name="P13"><text:span text:style-name="Strong_20_Emphasis">Репозиторий сознания:</text:span></text:p>
              <text:list>
                <text:list-item>
                  <text:p text:style-name="P13">Управление резервными копиями, восстановление данных.</text:p>
                </text:list-item>
              </text:list>
            </text:list-item>
          </text:list>
        </text:list-item>
        <text:list-item>
          <text:p text:style-name="P13"><text:span text:style-name="Strong_20_Emphasis">Уточнения по существующим страницам:</text:span></text:p>
          <text:list>
            <text:list-item>
              <text:p text:style-name="P13"><text:span text:style-name="Strong_20_Emphasis">Карточка импланта:</text:span> Добавить блок <text:span text:style-name="Strong_20_Emphasis">нейронастройки</text:span> (калибровка силой мысли).</text:p>
            </text:list-item>
            <text:list-item>
              <text:p text:style-name="P13"><text:span text:style-name="Strong_20_Emphasis">Карточка тела:</text:span> Внедрить <text:span text:style-name="Strong_20_Emphasis">полноценный VR-симулятор</text:span> (полет, бег), а не упрощенную примерку.</text:p>
            </text:list-item>
            <text:list-item>
              <text:p text:style-name="P13"><text:span text:style-name="Strong_20_Emphasis">Корзина:</text:span> Явный раздел для <text:span text:style-name="Strong_20_Emphasis">резервных копий сознания</text:span> (upsell)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Проверка User Flow</text:span></text:h>
      <text:p text:style-name="Text_20_body"><text:span text:style-name="Strong_20_Emphasis">Сценарий 1:</text:span> Покупка импланта<text:line-break/><text:span text:style-name="Source_20_Text">Главная → Каталог имплантов → Карточка импланта → Корзина → Оплата</text:span></text:p>
      <text:list text:style-name="L6">
        <text:list-item>
          <text:p text:style-name="P14"><text:span text:style-name="Strong_20_Emphasis">Проблемы:</text:span></text:p>
          <text:list>
            <text:list-item>
              <text:p text:style-name="P14">Нет перехода к <text:span text:style-name="Strong_20_Emphasis">VR-симулятору операции</text:span> после оплаты.</text:p>
            </text:list-item>
            <text:list-item>
              <text:p text:style-name="P14">Нет дашборда для управления имплантом после установки.</text:p>
            </text:list-item>
          </text:list>
        </text:list-item>
      </text:list>
      <text:p text:style-name="Text_20_body"><text:span text:style-name="Strong_20_Emphasis">Сценарий 2:</text:span> Переход на новое тело<text:line-break/><text:span text:style-name="Source_20_Text">Главная → Каталог тел → Карточка тела → Корзина → Виртуальная примерка → Оплата</text:span></text:p>
      <text:list text:style-name="L7">
        <text:list-item>
          <text:p text:style-name="P15"><text:span text:style-name="Strong_20_Emphasis">Проблемы:</text:span></text:p>
          <text:list>
            <text:list-item>
              <text:p text:style-name="P15">Нет этапа <text:span text:style-name="Strong_20_Emphasis">подписания блокчейн-договора</text:span> перед оплатой.</text:p>
            </text:list-item>
            <text:list-item>
              <text:p text:style-name="P15">Нет страницы <text:span text:style-name="Strong_20_Emphasis">«Репозиторий сознания»</text:span> для создания резервной копии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Итог</text:span></text:h>
      <text:p text:style-name="Text_20_body"><text:span text:style-name="Strong_20_Emphasis">Текущие страницы покрывают 70% сценария.</text:span> Не хватает:</text:p>
      <text:list text:style-name="L8">
        <text:list-item>
          <text:p text:style-name="P16">Страниц для <text:span text:style-name="Strong_20_Emphasis">VR-симуляции операции</text:span>, <text:span text:style-name="Strong_20_Emphasis">дашборда управления</text:span>, <text:span text:style-name="Strong_20_Emphasis">сообщества</text:span>, <text:span text:style-name="Strong_20_Emphasis">репозитория сознания</text:span>.</text:p>
        </text:list-item>
        <text:list-item>
          <text:p text:style-name="P16">Доработки нейроинтерфейса в карточке импланта.</text:p>
        </text:list-item>
        <text:list-item>
          <text:p text:style-name="P16">Юридических элементов (договоры) в корзине.</text:p>
        </text:list-item>
      </text:list>
      <text:p text:style-name="Text_20_body"><text:span text:style-name="Strong_20_Emphasis">Рекомендации:</text:span></text:p>
      <text:list text:style-name="L9">
        <text:list-item>
          <text:p text:style-name="P17">Добавить недостающие страницы.</text:p>
        </text:list-item>
        <text:list-item>
          <text:p text:style-name="P17">Внедрить блок <text:span text:style-name="Strong_20_Emphasis">«Нейронастройки»</text:span> в карточку импланта.</text:p>
        </text:list-item>
        <text:list-item>
          <text:p text:style-name="P17">В карточке тела заменить упрощенную VR-примерку на <text:span text:style-name="Strong_20_Emphasis">полноценный симулятор</text:span>.</text:p>
        </text:list-item>
        <text:list-item>
          <text:p text:style-name="P17"><text:soft-page-break/>В корзину добавить раздел <text:span text:style-name="Strong_20_Emphasis">«Юридические документы»</text:span> с блокчейн-подписью.</text:p>
        </text:list-item>
      </text:list>
      <text:p text:style-name="Text_20_body">Только после этих изменений оба User Flow будут выполнимы полностью.</text:p>
      <text:p text:style-name="P12"><text:span text:style-name="Strong_20_Emphasis"/></text:p>
      <text:h text:style-name="P2" text:outline-level="3"><text:span text:style-name="Strong_20_Emphasis">Проверка соответствия ключевого сценария и списка страниц – </text:span><text:span text:style-name="Strong_20_Emphasis"><text:span text:style-name="T1">V1.0</text:span></text:span></text:h>
      <text:p text:style-name="P10"><text:span text:style-name="Strong_20_Emphasis"/></text:p>
      <text:h text:style-name="Heading_20_4" text:outline-level="4"><text:span text:style-name="Strong_20_Emphasis">1. Сопоставление этапов сценария со страницами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Этап сценария</text:span></text:p>
            </table:table-cell>
            <table:table-cell table:style-name="Table1.A1" office:value-type="string">
              <text:p text:style-name="Table_20_Heading"><text:span text:style-name="Strong_20_Emphasis">Соответствующая страница</text:span></text:p>
            </table:table-cell>
            <table:table-cell table:style-name="Table1.A1" office:value-type="string">
              <text:p text:style-name="P5"><text:span text:style-name="Strong_20_Emphasis">Учтено?</text:span></text:p>
            </table:table-cell>
            <table:table-cell table:style-name="Table1.A1" office:value-type="string">
              <text:p text:style-name="Table_20_Heading"><text:span text:style-name="Strong_20_Emphasis">Комментарии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Onboarding</text:span></text:p>
          </table:table-cell>
          <table:table-cell table:style-name="Table1.A1" office:value-type="string">
            <text:p text:style-name="Table_20_Contents">Welcome / Onboarding</text:p>
          </table:table-cell>
          <table:table-cell table:style-name="Table1.A1" office:value-type="string">
            <text:p text:style-name="P4">Да</text:p>
          </table:table-cell>
          <table:table-cell table:style-name="Table1.A1" office:value-type="string">
            <text:p text:style-name="Table_20_Contents">Регистрация, выбор цели, голосовой ассистент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Выбор импланта через AR/3D-примерку</text:span></text:p>
          </table:table-cell>
          <table:table-cell table:style-name="Table1.A1" office:value-type="string">
            <text:p text:style-name="Table_20_Contents">Каталог имплантов / AR-примерка</text:p>
          </table:table-cell>
          <table:table-cell table:style-name="Table1.A1" office:value-type="string">
            <text:p text:style-name="P4">Да</text:p>
          </table:table-cell>
          <table:table-cell table:style-name="Table1.A1" office:value-type="string">
            <text:p text:style-name="Table_20_Contents">AR-окно, фильтры, тест-драйв, консультация врача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Настройка и покупка</text:span></text:p>
          </table:table-cell>
          <table:table-cell table:style-name="Table1.A1" office:value-type="string">
            <text:p text:style-name="Table_20_Contents">Кастомизация импланта → Корзина</text:p>
          </table:table-cell>
          <table:table-cell table:style-name="Table1.A1" office:value-type="string">
            <text:p text:style-name="P4">Да</text:p>
          </table:table-cell>
          <table:table-cell table:style-name="Table1.A1" office:value-type="string">
            <text:p text:style-name="Table_20_Contents">Персонализация, проверка EHR, оплата, upsell резервной копии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Подготовка к операции</text:span></text:p>
          </table:table-cell>
          <table:table-cell table:style-name="Table1.A1" office:value-type="string">
            <text:p text:style-name="Table_20_Contents">Трекинг заказа / Подготовка к операции</text:p>
          </table:table-cell>
          <table:table-cell table:style-name="Table1.A1" office:value-type="string">
            <text:p text:style-name="P4">Да</text:p>
          </table:table-cell>
          <table:table-cell table:style-name="Table1.A1" office:value-type="string">
            <text:p text:style-name="Table_20_Contents">Загрузка EHR, симулятор операции, чат с хирургом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Управление имплантом</text:span></text:p>
          </table:table-cell>
          <table:table-cell table:style-name="Table1.A1" office:value-type="string">
            <text:p text:style-name="Table_20_Contents">Пост-установка / Управление имплантом</text:p>
          </table:table-cell>
          <table:table-cell table:style-name="Table1.A1" office:value-type="string">
            <text:p text:style-name="P4">Да</text:p>
          </table:table-cell>
          <table:table-cell table:style-name="Table1.A1" office:value-type="string">
            <text:p text:style-name="Table_20_Contents">Дашборд, настройка жестов, предложение переноса сознания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Переход к переносу сознания</text:span></text:p>
          </table:table-cell>
          <table:table-cell table:style-name="Table1.A1" office:value-type="string">
            <text:p text:style-name="Table_20_Contents">Перенос сознания / Новый носитель</text:p>
          </table:table-cell>
          <table:table-cell table:style-name="Table1.A1" office:value-type="string">
            <text:p text:style-name="P4">Да</text:p>
          </table:table-cell>
          <table:table-cell table:style-name="Table1.A1" office:value-type="string">
            <text:p text:style-name="Table_20_Contents">VR-тест-драйв, выбор тарифов, резервное копирование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. Синхронизация и сообщество</text:span></text:p>
          </table:table-cell>
          <table:table-cell table:style-name="Table1.A1" office:value-type="string">
            <text:p text:style-name="Table_20_Contents">Отсутствует</text:p>
          </table:table-cell>
          <table:table-cell table:style-name="Table1.A1" office:value-type="string">
            <text:p text:style-name="P4">Нет</text:p>
          </table:table-cell>
          <table:table-cell table:style-name="Table1.A1" office:value-type="string">
            <text:p text:style-name="Table_20_Contents">Нет отдельной страницы для сообщества.</text:p>
          </table:table-cell>
        </table:table-row>
      </table:table>
      <text:p text:style-name="Horizontal_20_Line"/>
      <text:h text:style-name="Heading_20_4" text:outline-level="4"><text:span text:style-name="Strong_20_Emphasis">2. Упущения и рекомендации:</text:span></text:h>
      <text:list text:style-name="L1">
        <text:list-item>
          <text:p text:style-name="P6"><text:span text:style-name="Strong_20_Emphasis">Страница «Сообщество»</text:span></text:p>
          <text:list>
            <text:list-item>
              <text:p text:style-name="P6"><text:span text:style-name="Strong_20_Emphasis">Проблема:</text:span> В сценарии упоминается вступление в сообщество «Трансценденты», но в списке страниц его нет.</text:p>
            </text:list-item>
            <text:list-item>
              <text:p text:style-name="P6"><text:span text:style-name="Strong_20_Emphasis">Решение:</text:span> Добавить страницу «Сообщество» с разделами:</text:p>
              <text:list>
                <text:list-item>
                  <text:p text:style-name="P6">Форум для обсуждений.</text:p>
                </text:list-item>
                <text:list-item>
                  <text:p text:style-name="P6">Голосования за новые функции.</text:p>
                </text:list-item>
                <text:list-item>
                  <text:p text:style-name="P6">Профили пользователей с их «эволюцией».</text:p>
                </text:list-item>
                <text:list-item>
                  <text:p text:style-name="P6"><text:span text:style-name="Strong_20_Emphasis">Переходы:</text:span> Из раздела «Пост-установка» → кнопка «Присоединиться к сообществу».</text:p>
                </text:list-item>
              </text:list>
            </text:list-item>
          </text:list>
        </text:list-item>
        <text:list-item>
          <text:p text:style-name="P6"><text:span text:style-name="Strong_20_Emphasis">Юридические консультации</text:span></text:p>
          <text:list>
            <text:list-item>
              <text:p text:style-name="P6"><text:span text:style-name="Strong_20_Emphasis">Проблема:</text:span> В сценарии есть блок «Этика и право», но он не выделен в структуре.</text:p>
            </text:list-item>
            <text:list-item>
              <text:p text:style-name="P6"><text:span text:style-name="Strong_20_Emphasis">Решение:</text:span></text:p>
              <text:list>
                <text:list-item>
                  <text:p text:style-name="P6">На странице <text:span text:style-name="Strong_20_Emphasis">Трекинг заказа</text:span> добавить раздел «Юридическое соглашение» с подписанием через блокчейн.</text:p>
                </text:list-item>
                <text:list-item>
                  <text:p text:style-name="P6"><text:soft-page-break/>На странице <text:span text:style-name="Strong_20_Emphasis">Перенос сознания</text:span> добавить ссылку «Правовые аспекты» → модальное окно с консультациями.</text:p>
                </text:list-item>
              </text:list>
            </text:list-item>
          </text:list>
        </text:list-item>
        <text:list-item>
          <text:p text:style-name="P6"><text:span text:style-name="Strong_20_Emphasis">Репозиторий сознания</text:span></text:p>
          <text:list>
            <text:list-item>
              <text:p text:style-name="P6"><text:span text:style-name="Strong_20_Emphasis">Проблема:</text:span> Резервное копирование упоминается как upsell, но нет страницы для управления копиями.</text:p>
            </text:list-item>
            <text:list-item>
              <text:p text:style-name="P6"><text:span text:style-name="Strong_20_Emphasis">Решение:</text:span> Добавить страницу <text:span text:style-name="Strong_20_Emphasis">«Хранилище данных»</text:span> с:</text:p>
              <text:list>
                <text:list-item>
                  <text:p text:style-name="P6">Списком резервных копий.</text:p>
                </text:list-item>
                <text:list-item>
                  <text:p text:style-name="P6">Настройкой частоты сохранения.</text:p>
                </text:list-item>
                <text:list-item>
                  <text:p text:style-name="P6">Кнопкой «Восстановить из резерва».</text:p>
                </text:list-item>
                <text:list-item>
                  <text:p text:style-name="P6"><text:span text:style-name="Strong_20_Emphasis">Переходы:</text:span> Из раздела «Перенос сознания» → «Управление хранилищем».</text:p>
                </text:list-item>
              </text:list>
            </text:list-item>
          </text:list>
        </text:list-item>
        <text:list-item>
          <text:p text:style-name="P6"><text:span text:style-name="Strong_20_Emphasis">Кроссплатформенная синхронизация</text:span></text:p>
          <text:list>
            <text:list-item>
              <text:p text:style-name="P6"><text:span text:style-name="Strong_20_Emphasis">Проблема:</text:span> В сценарии есть синхронизация между носителями, но функционал не детализирован.</text:p>
            </text:list-item>
            <text:list-item>
              <text:p text:style-name="P6"><text:span text:style-name="Strong_20_Emphasis">Решение:</text:span> На странице <text:span text:style-name="Strong_20_Emphasis">Перенос сознания</text:span> добавить:</text:p>
              <text:list>
                <text:list-item>
                  <text:p text:style-name="P6">Блок «Синхронизация с облаком» → выбор устройств для синхронизации.</text:p>
                </text:list-item>
                <text:list-item>
                  <text:p text:style-name="P6">Настройки приоритета носителей (например, «Робот → VR»)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3. Проверка User Flow:</text:span></text:h>
      <text:list text:style-name="L2">
        <text:list-item>
          <text:p text:style-name="P7"><text:span text:style-name="Strong_20_Emphasis">Основной путь:</text:span><text:line-break/><text:span text:style-name="Source_20_Text">Welcome → Каталог → Кастомизация → Корзина → Оплата → Трекинг → Пост-установка → Перенос сознания</text:span>.<text:line-break/>Все этапы учтены, кроме финального перехода в сообщество.</text:p>
        </text:list-item>
        <text:list-item>
          <text:p text:style-name="P7"><text:span text:style-name="Strong_20_Emphasis">Альтернативные пути:</text:span></text:p>
          <text:list>
            <text:list-item>
              <text:p text:style-name="P7"><text:span text:style-name="Strong_20_Emphasis">Пропуск EHR:</text:span> На странице <text:span text:style-name="Strong_20_Emphasis">Трекинг заказа</text:span> должно быть предупреждение о рисках → модальное окно с рекомендацией загрузить данные.</text:p>
            </text:list-item>
            <text:list-item>
              <text:p text:style-name="P7"><text:span text:style-name="Strong_20_Emphasis">Отказ от апселла:</text:span> На странице <text:span text:style-name="Strong_20_Emphasis">Корзина</text:span> → кнопка «Пропустить резервную копию»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Доработка Wireframes (для Figma):</text:span></text:h>
      <text:list text:style-name="L3">
        <text:list-item>
          <text:p text:style-name="P8"><text:span text:style-name="Strong_20_Emphasis">Добавить страницу «Сообщество»:</text:span></text:p>
          <text:list>
            <text:list-item>
              <text:p text:style-name="P8"><text:span text:style-name="Strong_20_Emphasis">Структура:</text:span></text:p>
              <text:list>
                <text:list-item>
                  <text:p text:style-name="P8">Лента постов (текст, видео, голосования).</text:p>
                </text:list-item>
                <text:list-item>
                  <text:p text:style-name="P8"><text:soft-page-break/>Блок «Моя эволюция» → график модернизаций.</text:p>
                </text:list-item>
                <text:list-item>
                  <text:p text:style-name="P8">Кнопка «Создать пост» + хештеги (#Киберспорт, #Трансгуманизм).</text:p>
                </text:list-item>
              </text:list>
            </text:list-item>
            <text:list-item>
              <text:p text:style-name="P8"><text:span text:style-name="Strong_20_Emphasis">Элементы:</text:span> Иконка сообщества в нижнем меню на всех страницах.</text:p>
            </text:list-item>
          </text:list>
        </text:list-item>
        <text:list-item>
          <text:p text:style-name="P8"><text:span text:style-name="Strong_20_Emphasis">Дополнить страницу «Перенос сознания»:</text:span></text:p>
          <text:list>
            <text:list-item>
              <text:p text:style-name="P8">Добавить блок «Синхронизация» → выбор устройств из списка.</text:p>
            </text:list-item>
            <text:list-item>
              <text:p text:style-name="P8">Вставить ссылку «Правовые аспекты» → всплывающее окно с FAQ от юристов.</text:p>
            </text:list-item>
          </text:list>
        </text:list-item>
        <text:list-item>
          <text:p text:style-name="P8"><text:span text:style-name="Strong_20_Emphasis">Интегрировать «Хранилище данных»:</text:span></text:p>
          <text:list>
            <text:list-item>
              <text:p text:style-name="P8">Отображать его в боковом меню (иконка «Облако»).</text:p>
            </text:list-item>
          </text:list>
        </text:list-item>
      </text:list>
      <text:p text:style-name="Horizontal_20_Line"/>
      <text:p text:style-name="Text_20_body"><text:span text:style-name="Strong_20_Emphasis">Итог:</text:span></text:p>
      <text:list text:style-name="L4">
        <text:list-item>
          <text:p text:style-name="P9"><text:span text:style-name="Strong_20_Emphasis">95% сценария покрыто.</text:span> Основные этапы учтены, но требуется добавить:</text:p>
          <text:list>
            <text:list-item>
              <text:p text:style-name="P9">Страницу <text:span text:style-name="Strong_20_Emphasis">«Сообщество»</text:span>.</text:p>
            </text:list-item>
            <text:list-item>
              <text:p text:style-name="P9">Раздел <text:span text:style-name="Strong_20_Emphasis">«Хранилище данных»</text:span>.</text:p>
            </text:list-item>
            <text:list-item>
              <text:p text:style-name="P9">Доработать юридические и синхронизационные элементы.</text:p>
            </text:list-item>
          </text:list>
        </text:list-item>
        <text:list-item>
          <text:p text:style-name="P9"><text:span text:style-name="Strong_20_Emphasis">Рекомендация:</text:span> Провести юзабилити-тестирование, чтобы убедиться, что переходы интуитивны, а все функции (особенно связанные с безопасностью) понятны пользователям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20:27:03.756690760</meta:creation-date>
    <meta:generator>LibreOffice/7.5.1.2$MacOSX_X86_64 LibreOffice_project/fcbaee479e84c6cd81291587d2ee68cba099e129</meta:generator>
    <dc:date>2025-03-22T21:14:15.501689170</dc:date>
    <meta:editing-duration>PT47M11S</meta:editing-duration>
    <meta:editing-cycles>3</meta:editing-cycles>
    <meta:document-statistic meta:table-count="2" meta:image-count="0" meta:object-count="0" meta:page-count="6" meta:paragraph-count="153" meta:word-count="887" meta:character-count="6396" meta:non-whitespace-character-count="5731"/>
  </office:meta>
</office:document-meta>
</file>